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15319e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5319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bcdf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5975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a56a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29fe5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c21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cc8d1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29fe5c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2bd6b0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344ad8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106e56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3a15f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style="normal" fo:font-weight="normal" officeooo:rsid="001bcdf6" officeooo:paragraph-rsid="001cc8d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3259e1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20841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18fde5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1bcdf6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4116d2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4010bb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4116d2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426ad7" officeooo:paragraph-rsid="00426ad7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9fe94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39613" officeooo:paragraph-rsid="00439613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1222b" officeooo:paragraph-rsid="0041222b" style:font-size-asian="11pt" style:font-style-asian="normal" style:font-weight-asian="bold" style:font-size-complex="11pt" style:font-style-complex="normal" style:font-weight-complex="bold"/>
    </style:style>
    <style:style style:name="P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1" style:family="paragraph">
      <style:text-properties style:font-name="F" fo:font-size="12pt"/>
    </style:style>
    <style:style style:name="T1" style:family="text">
      <style:text-properties officeooo:rsid="001fbc03"/>
    </style:style>
    <style:style style:name="T2" style:family="text">
      <style:text-properties officeooo:rsid="0014a616"/>
    </style:style>
    <style:style style:name="T3" style:family="text">
      <style:text-properties officeooo:rsid="001652b0"/>
    </style:style>
    <style:style style:name="T4" style:family="text">
      <style:text-properties officeooo:rsid="001df728"/>
    </style:style>
    <style:style style:name="T5" style:family="text">
      <style:text-properties officeooo:rsid="005be1a7"/>
    </style:style>
    <style:style style:name="T6" style:family="text">
      <style:text-properties officeooo:rsid="0020f779"/>
    </style:style>
    <style:style style:name="T7" style:family="text">
      <style:text-properties officeooo:rsid="000f5400"/>
    </style:style>
    <style:style style:name="T8" style:family="text">
      <style:text-properties officeooo:rsid="001399a5"/>
    </style:style>
    <style:style style:name="T9" style:family="text">
      <style:text-properties fo:color="#800000" officeooo:rsid="000f5400"/>
    </style:style>
    <style:style style:name="T10" style:family="text">
      <style:text-properties officeooo:rsid="00169197"/>
    </style:style>
    <style:style style:name="T11" style:family="text">
      <style:text-properties officeooo:rsid="00184d79"/>
    </style:style>
    <style:style style:name="T12" style:family="text">
      <style:text-properties officeooo:rsid="00190e3d"/>
    </style:style>
    <style:style style:name="T13" style:family="text">
      <style:text-properties officeooo:rsid="0026497d"/>
    </style:style>
    <style:style style:name="T14" style:family="text">
      <style:text-properties officeooo:rsid="001a56ad"/>
    </style:style>
    <style:style style:name="T15" style:family="text">
      <style:text-properties officeooo:rsid="001ac214"/>
    </style:style>
    <style:style style:name="T16" style:family="text">
      <style:text-properties officeooo:rsid="001bcdf6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58c6e" style:font-style-asian="normal" style:font-style-complex="normal"/>
    </style:style>
    <style:style style:name="T19" style:family="text">
      <style:text-properties fo:font-style="normal" officeooo:rsid="002834d6" style:font-style-asian="normal" style:font-style-complex="normal"/>
    </style:style>
    <style:style style:name="T20" style:family="text">
      <style:text-properties fo:font-style="normal" officeooo:rsid="00267476" style:font-style-asian="normal" style:font-style-complex="normal"/>
    </style:style>
    <style:style style:name="T21" style:family="text">
      <style:text-properties fo:font-style="normal" officeooo:rsid="0012b1e8" style:font-style-asian="normal" style:font-style-complex="normal"/>
    </style:style>
    <style:style style:name="T22" style:family="text">
      <style:text-properties fo:font-style="normal" officeooo:rsid="001cc8d1" style:font-style-asian="normal" style:font-style-complex="normal"/>
    </style:style>
    <style:style style:name="T23" style:family="text">
      <style:text-properties officeooo:rsid="0020aa90"/>
    </style:style>
    <style:style style:name="T24" style:family="text">
      <style:text-properties officeooo:rsid="00235349"/>
    </style:style>
    <style:style style:name="T25" style:family="text">
      <style:text-properties style:font-name="Liberation Serif" officeooo:rsid="000fe302"/>
    </style:style>
    <style:style style:name="T26" style:family="text">
      <style:text-properties style:font-name="Liberation Serif" officeooo:rsid="0024219c"/>
    </style:style>
    <style:style style:name="T27" style:family="text">
      <style:text-properties officeooo:rsid="002b3183"/>
    </style:style>
    <style:style style:name="T28" style:family="text">
      <style:text-properties officeooo:rsid="000d59b1"/>
    </style:style>
    <style:style style:name="T29" style:family="text">
      <style:text-properties officeooo:rsid="002dc9ad"/>
    </style:style>
    <style:style style:name="T30" style:family="text">
      <style:text-properties officeooo:rsid="002e7adf"/>
    </style:style>
    <style:style style:name="T31" style:family="text">
      <style:text-properties style:font-name="Liberation Serif" fo:font-style="normal" style:font-style-asian="normal" style:font-style-complex="normal"/>
    </style:style>
    <style:style style:name="T32" style:family="text">
      <style:text-properties style:font-name="Liberation Serif" fo:font-style="normal" officeooo:rsid="0112aed4" style:font-style-asian="normal" style:font-style-complex="normal"/>
    </style:style>
    <style:style style:name="T33" style:family="text">
      <style:text-properties style:font-name="Liberation Serif" fo:font-style="normal" officeooo:rsid="000e7b7d" style:font-style-asian="normal" style:font-style-complex="normal"/>
    </style:style>
    <style:style style:name="T34" style:family="text">
      <style:text-properties style:font-name="Liberation Serif" fo:font-style="normal" officeooo:rsid="00e108be" style:font-style-asian="normal" style:font-style-complex="normal"/>
    </style:style>
    <style:style style:name="T35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officeooo:rsid="0012b1e8"/>
    </style:style>
    <style:style style:name="T38" style:family="text">
      <style:text-properties style:font-name="Liberation Serif" officeooo:rsid="0014a616"/>
    </style:style>
    <style:style style:name="T39" style:family="text">
      <style:text-properties style:font-name="Liberation Serif" officeooo:rsid="0026497d"/>
    </style:style>
    <style:style style:name="T40" style:family="text">
      <style:text-properties officeooo:rsid="00426ad7"/>
    </style:style>
    <style:style style:name="T41" style:family="text">
      <style:text-properties officeooo:rsid="004419ae"/>
    </style:style>
    <style:style style:name="T42" style:family="text">
      <style:text-properties officeooo:rsid="0045381b"/>
    </style:style>
    <style:style style:name="T43" style:family="text">
      <style:text-properties officeooo:rsid="004941cb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Главная страница</text:p>
      <text:p text:style-name="P47"/>
      <text:p text:style-name="P47"/>
      <text:p text:style-name="P47">Приложения</text:p>
      <text:p text:style-name="P41"/>
      <text:p text:style-name="P40">На платформе Veda разработан ряд приложений для решения задач вашего предприятия.</text:p>
      <text:p text:style-name="P40"/>
      <text:p text:style-name="P40">Любой сотрудник может играть определенную роль в каждом из них.</text:p>
      <text:p text:style-name="P40"/>
      <text:p text:style-name="P40"/>
      <text:p text:style-name="P40">Совокупность ролей в каждом из доступных приложений формирует для пользователя</text:p>
      <text:p text:style-name="P40"/>
      <text:p text:style-name="P40">его персональный интерфейс, который мы называем аспект.</text:p>
      <text:p text:style-name="P40"/>
      <text:p text:style-name="P40"/>
      <text:p text:style-name="P40">Аспект — это картина бизнеса в информационной системе с точки зрения пользователя</text:p>
      <text:p text:style-name="P40"/>
      <text:p text:style-name="P40">с учетом его позиции в структуре предприятия.</text:p>
      <text:p text:style-name="P40"/>
      <text:p text:style-name="P40"/>
      <text:p text:style-name="P40">Приложения на основе платформы Veda уже включают в себя набор объектов и процессов,</text:p>
      <text:p text:style-name="P40"/>
      <text:p text:style-name="P40">что сокращает трудоемкость и сроки внедрения информационной системы.</text:p>
      <text:p text:style-name="P40"/>
      <text:p text:style-name="P40"/>
      <text:p text:style-name="P40">Некоторые приложения мы предлагаем в нескольких вариантах</text:p>
      <text:p text:style-name="P40"/>
      <text:p text:style-name="P40">с различной степенью проработки в зависимости от потребностей предприятия.</text:p>
      <text:p text:style-name="P40"/>
      <text:p text:style-name="P40"/>
      <text:p text:style-name="P40">Составляющие приложений можно изменять и адаптировать</text:p>
      <text:p text:style-name="P40"/>
      <text:p text:style-name="P40">под актуальные задачи предприятия «на лету».</text:p>
      <text:p text:style-name="P40"/>
      <text:p text:style-name="P40"/>
      <text:p text:style-name="P48">Applications</text:p>
      <text:p text:style-name="P40"/>
      <text:p text:style-name="P40">Using Veda platform we implemented a set of applications</text:p>
      <text:p text:style-name="P40"/>
      <text:p text:style-name="P40">solving important tasks for your business.</text:p>
      <text:p text:style-name="P40"/>
      <text:p text:style-name="P40">Any employee can play specific role in any of them.</text:p>
      <text:p text:style-name="P40"/>
      <text:p text:style-name="P40"/>
      <text:p text:style-name="P40">The sum of user's roles in deployed applications</text:p>
      <text:p text:style-name="P40"/>
      <text:p text:style-name="P40">forms personal interface we call an aspect.</text:p>
      <text:p text:style-name="P40"/>
      <text:p text:style-name="P40"/>
      <text:p text:style-name="P40">Aspect — is a reflection of business in information system from user's perspective</text:p>
      <text:p text:style-name="P40"/>
      <text:p text:style-name="P40">considering his/her position in enterprise.</text:p>
      <text:p text:style-name="P40"/>
      <text:p text:style-name="P40"/>
      <text:p text:style-name="P40">Applications on Veda platform include a set of objects and processes.</text:p>
      <text:p text:style-name="P40"/>
      <text:p text:style-name="P40">This significantly reduces labor costs &amp; saves time for deployment.</text:p>
      <text:p text:style-name="P40"><text:soft-page-break/></text:p>
      <text:p text:style-name="P40"/>
      <text:p text:style-name="P40">Some applications are offered in several variants</text:p>
      <text:p text:style-name="P40"/>
      <text:p text:style-name="P40">with varying details level depending on the business needs.</text:p>
      <text:p text:style-name="P40"/>
      <text:p text:style-name="P40"/>
      <text:p text:style-name="P40">The components of the applications can be changed and adapted</text:p>
      <text:p text:style-name="P40"/>
      <text:p text:style-name="P40">to the actual tasks "on the fly."</text:p>
      <text:p text:style-name="P23"/>
      <text:p text:style-name="P64"/>
      <text:p text:style-name="P64"/>
      <text:p text:style-name="P64">Страница Приложения</text:p>
      <text:p text:style-name="P23"/>
      <text:p text:style-name="P73">Слоган:</text:p>
      <text:p text:style-name="P73"/>
      <text:p text:style-name="P65">Выбирайте, что нравится,</text:p>
      <text:p text:style-name="P65">а мы сделаем, чтобы вам подошло!</text:p>
      <text:p text:style-name="P72"/>
      <text:p text:style-name="P74">Ваши выгоды:</text:p>
      <text:p text:style-name="P74"/>
      <text:p text:style-name="P72">Отлаженные деловые процессы позволяют ставить задачи исполнителям, отслеживать ход выполнения.</text:p>
      <text:p text:style-name="P72"/>
      <text:p text:style-name="P72">Единые регламенты для сложных процессов.</text:p>
      <text:p text:style-name="P72"/>
      <text:p text:style-name="P72">Четкое разграничение прав и полномочий</text:p>
      <text:p text:style-name="P23"/>
      <text:p text:style-name="P23"/>
      <text:p text:style-name="P23">В рамках <text:span text:style-name="T29">приложений </text:span>мы предлагаем:</text:p>
      <text:p text:style-name="P22"><text:span text:style-name="T11">Шаблоны</text:span> докум<text:span text:style-name="T11">е</text:span>нтов</text:p>
      <text:p text:style-name="P22">Справочники</text:p>
      <text:p text:style-name="P22">Печатные формы</text:p>
      <text:p text:style-name="P22">Формы отчетов</text:p>
      <text:p text:style-name="P22">Преднастроенные и свободные маршруты</text:p>
      <text:p text:style-name="P23">Версионность документов</text:p>
      <text:p text:style-name="P23">Статусы документов</text:p>
      <text:p text:style-name="P27">Создание связанных документов</text:p>
      <text:p text:style-name="P27">Создание новых документов путем копирования существующих</text:p>
      <text:p text:style-name="P44"/>
      <text:p text:style-name="P44"/>
      <text:p text:style-name="P51">Управление взаимодействием с контрагентами</text:p>
      <text:p text:style-name="P1"/>
      <text:p text:style-name="P76">Слоган:</text:p>
      <text:p text:style-name="P76"/>
      <text:p text:style-name="P77">Всегда актуальная база клиентов и поставщиков у вас под рукой!</text:p>
      <text:p text:style-name="P1"/>
      <text:p text:style-name="P75">По кнопке «Подробнее»:</text:p>
      <text:p text:style-name="P2"><text:span text:style-name="T30">Приложение п</text:span>редназначено для <text:span text:style-name="T3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3">Включает в себя <text:span text:style-name="T4">автоматизацию полного цикла работы с контрагентами.</text:span></text:p>
      <text:p text:style-name="P3"/>
      <text:p text:style-name="P5">Бизнес-объекты:</text:p>
      <text:p text:style-name="P5">Организация</text:p>
      <text:p text:style-name="P9"><text:soft-page-break/>Обособленное подразделение</text:p>
      <text:p text:style-name="P5">Досье</text:p>
      <text:p text:style-name="P5">Заявка на создание/изменение контрагента</text:p>
      <text:p text:style-name="P5">Запрос на согласование контрагента</text:p>
      <text:p text:style-name="P5">Единый лист оценки <text:span text:style-name="T8">+ Заключения внутренних служб и специалистов</text:span></text:p>
      <text:p text:style-name="P19">Справочник «Организационн<text:span text:style-name="T12">ая структура</text:span>»</text:p>
      <text:p text:style-name="P18">Справочник «Организационно-правовая форма»</text:p>
      <text:p text:style-name="P19">Справочник «<text:span text:style-name="T12">В</text:span>иды деятельности по ОКВЭД»</text:p>
      <text:p text:style-name="P19">Справочник «<text:span text:style-name="T12">Тип взаимодействия</text:span>» <text:span text:style-name="T12">(в</text:span>иды деятельности по ОКВЭД<text:span text:style-name="T12">)</text:span></text:p>
      <text:p text:style-name="P24">Справочник «Вид платежа»</text:p>
      <text:p text:style-name="P24">Справочник «Вид поставки»</text:p>
      <text:p text:style-name="P24">Справочник «Валюта»</text:p>
      <text:p text:style-name="P24">Справочник «Тема заявки»</text:p>
      <text:p text:style-name="P20">Печатные формы</text:p>
      <text:p text:style-name="P5"/>
      <text:p text:style-name="P7">Бизнес-процессы:</text:p>
      <text:p text:style-name="P7">Регистрация</text:p>
      <text:p text:style-name="P7">Автоматическое вычисление категории</text:p>
      <text:p text:style-name="P7">Проверка</text:p>
      <text:p text:style-name="P7">Согласование</text:p>
      <text:p text:style-name="P7">Поручение</text:p>
      <text:p text:style-name="P15">Готовые маршруты</text:p>
      <text:p text:style-name="P7"/>
      <text:p text:style-name="P7">Ключевые возможности:</text:p>
      <text:p text:style-name="P9"><text:span text:style-name="T1">Единообразн</text:span>ый<text:span text:style-name="T1"> учет контрагентов в соответствии с заданными параметрами</text:span></text:p>
      <text:p text:style-name="P9">Исключение дублирования</text:p>
      <text:p text:style-name="P10"><text:span text:style-name="T1">Составл</text:span>ение<text:span text:style-name="T1"> заявк</text:span>и<text:span text:style-name="T1"> на создание контрагента</text:span></text:p>
      <text:p text:style-name="P11">Внесение изменений данных контрагента в процессе работы</text:p>
      <text:p text:style-name="P11"><text:span text:style-name="T4">Формирова</text:span>ние<text:span text:style-name="T4"> полно</text:span>го<text:span text:style-name="T4"> досье контрагента</text:span></text:p>
      <text:p text:style-name="P11">А<text:span text:style-name="T6">втоматическ</text:span>ое<text:span text:style-name="T6"> вычисл</text:span>ение<text:span text:style-name="T6"> категори</text:span>и<text:span text:style-name="T6"> контрагента в соответствии с заданными правилами</text:span></text:p>
      <text:p text:style-name="P13"><text:span text:style-name="T4">Пров</text:span>едение<text:span text:style-name="T4"> процедуры проверки и согласования контрагента <text:s/>на соответствие внутренним требованиям организации</text:span></text:p>
      <text:p text:style-name="P11"/>
      <text:p text:style-name="P11">Уведомления по e-mail</text:p>
      <text:p text:style-name="P11">Мобильное приложение</text:p>
      <text:p text:style-name="P11">Интеграция с 1С и SAP</text:p>
      <text:p text:style-name="P3"/>
      <text:p text:style-name="P4"><text:span text:style-name="T9">Управление взаимодействием с контрагентами</text:span><text:span text:style-name="T7"> с</text:span>вязано с<text:span text:style-name="T5">о всеми типовыми решениями на основе платформы Veda.</text:span></text:p>
      <text:p text:style-name="P59"/>
      <text:p text:style-name="P60">Решение позволит:</text:p>
      <text:p text:style-name="P60">упорядочить и структурировать информацию о контрагентах</text:p>
      <text:p text:style-name="P61">проводить <text:span text:style-name="T4">формализованные процедуры проверки соответствия поставщиков внутренним требованиям организации</text:span></text:p>
      <text:p text:style-name="P60">оперативно вносить изменения <text:span text:style-name="T16">данных контрагентов</text:span></text:p>
      <text:p text:style-name="P85"/>
      <text:p text:style-name="P62">Аудиты безопасности</text:p>
      <text:p text:style-name="P86"/>
      <text:p text:style-name="P88">Слоган:</text:p>
      <text:p text:style-name="P89"><text:span text:style-name="T40">Безопасность на первом месте! / Мы за безопасность труда!</text:span><office:annotation><dc:creator>&lt;анонимный&gt;</dc:creator><dc:date>2018-07-23T22:17:52.784859774</dc:date><text:p text:style-name="P90"><text:span text:style-name="T44">Буду рада помощи!</text:span></text:p></office:annotation></text:p>
      <text:p text:style-name="P86"/>
      <text:p text:style-name="P87">По кнопке «Подробнее»:</text:p>
      <text:p text:style-name="P86"><text:soft-page-break/><text:span text:style-name="T2">Решение п</text:span>редназначено для <text:span text:style-name="T13">автоматизации планирования и проведения аудитов, контроля <text:s/>выполнения планов реализации.</text:span></text:p>
      <text:p text:style-name="P84"/>
      <text:p text:style-name="P6">Бизнес-объекты:</text:p>
      <text:p text:style-name="P28">Аудит безопасности</text:p>
      <text:p text:style-name="P28">Мероприятие аудита безопасности</text:p>
      <text:p text:style-name="P28">Оценка аудита</text:p>
      <text:p text:style-name="P29"><text:span text:style-name="T15">Годовая программа аудитов</text:span></text:p>
      <text:p text:style-name="P25">Справочник «<text:span text:style-name="T14">Отрасли экономической деятельности</text:span>»</text:p>
      <text:p text:style-name="P26">Справочник «<text:span text:style-name="T15">Перечень проверяемых параметров</text:span>»</text:p>
      <text:p text:style-name="P26">Справочник «<text:span text:style-name="T10">Организационн</text:span>ая структура»</text:p>
      <text:p text:style-name="P26">Справочник «<text:span text:style-name="T15">Виды аудита</text:span>»</text:p>
      <text:p text:style-name="P21">Печатные формы</text:p>
      <text:p text:style-name="P30">Отчеты</text:p>
      <text:p text:style-name="P6"/>
      <text:p text:style-name="P8">Бизнес-процессы:</text:p>
      <text:p text:style-name="P31">Согласование</text:p>
      <text:p text:style-name="P31">Утверждение</text:p>
      <text:p text:style-name="P31">Поручение</text:p>
      <text:p text:style-name="P16">Готовые маршруты</text:p>
      <text:p text:style-name="P8"/>
      <text:p text:style-name="P8">Ключевые возможности:</text:p>
      <text:p text:style-name="P46">Планирование предстоящих аудитов</text:p>
      <text:p text:style-name="P31"><text:span text:style-name="T22">С</text:span><text:span text:style-name="T18">оставл</text:span><text:span text:style-name="T17">ение</text:span><text:span text:style-name="T18"> списк</text:span><text:span text:style-name="T17">ов участников </text:span><text:span text:style-name="T19">рабочих групп</text:span></text:p>
      <text:p text:style-name="P30"><text:span text:style-name="T19">Фиксирова</text:span><text:span text:style-name="T17">ние</text:span><text:span text:style-name="T19"> наблюдени</text:span><text:span text:style-name="T17">й</text:span><text:span text:style-name="T19"> аудитов в соответствии </text:span><text:span text:style-name="T20">с тр</text:span><text:span text:style-name="T19">ебованиями стандартов</text:span></text:p>
      <text:p text:style-name="P31"><text:span text:style-name="T21">Формирова</text:span><text:span text:style-name="T22">ние</text:span><text:span text:style-name="T21"> план</text:span><text:span text:style-name="T22">а</text:span><text:span text:style-name="T21"> мероприятий по итогам </text:span><text:span text:style-name="T19">аудитов </text:span><text:span text:style-name="T22">с н</text:span><text:span text:style-name="T19">азнач</text:span><text:span text:style-name="T22">ением</text:span><text:span text:style-name="T19"> ответственных</text:span></text:p>
      <text:p text:style-name="P31"><text:span text:style-name="T22">К</text:span><text:span text:style-name="T19">онтроль выполнения</text:span></text:p>
      <text:p text:style-name="P12"/>
      <text:p text:style-name="P12">Уведомления по e-mail</text:p>
      <text:p text:style-name="P12">Мобильное приложение</text:p>
      <text:p text:style-name="P12">Интеграция с 1С и SAP</text:p>
      <text:p text:style-name="P28"/>
      <text:p text:style-name="P33">Решение позволит:</text:p>
      <text:p text:style-name="P33">планировать проведение аудитов</text:p>
      <text:p text:style-name="P33">планировать мероприятия по устранению выявленных в ходе аудитов недостатков</text:p>
      <text:p text:style-name="P33">назначать ответственных за выполнение <text:span text:style-name="T23">мероприятий</text:span></text:p>
      <text:p text:style-name="P33">контролировать выполнение мероприятий</text:p>
      <text:p text:style-name="P70">повысить безопасность работы</text:p>
      <text:p text:style-name="P33"/>
      <text:p text:style-name="P33"/>
      <text:p text:style-name="P79"><text:span text:style-name="T43">В</text:span>стреч<text:span text:style-name="T43">и</text:span></text:p>
      <text:p text:style-name="P78"/>
      <text:p text:style-name="P81">Слоган:</text:p>
      <text:p text:style-name="P83"><text:span text:style-name="T42">От обсуждений к действиям! / Приступим к работе! / Доведите дело до конца! / От слов — к делу!</text:span><office:annotation><dc:creator>&lt;анонимный&gt;</dc:creator><dc:date>2018-07-23T22:29:11.700511223</dc:date><text:p text:style-name="P90"><text:span text:style-name="T44">Буду рада помощи!</text:span></text:p><text:p text:style-name="P91"><text:span text:style-name="T44">Надо изменить мондевый «От обсуждений к решениям!», но в похожем ключе</text:span></text:p></office:annotation></text:p>
      <text:p text:style-name="P80"/>
      <text:p text:style-name="P82"><text:span text:style-name="T38">По кнопке «Подробнее»:</text:span></text:p>
      <text:p text:style-name="P81"><text:span text:style-name="T38">Решение п</text:span><text:span text:style-name="T37">редназначено для </text:span><text:span text:style-name="T39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37"/>
      <text:p text:style-name="P38">Бизнес-объекты:</text:p>
      <text:p text:style-name="P68">Протокол встречи</text:p>
      <text:p text:style-name="P38">Мероприятие встречи</text:p>
      <text:p text:style-name="P38">Справочник «Классификатор встреч»</text:p>
      <text:p text:style-name="P38">Справочник «Организационная структура»</text:p>
      <text:p text:style-name="P38">Справочник «Уровень приоритета»</text:p>
      <text:p text:style-name="P38">Справочник «Срок»</text:p>
      <text:p text:style-name="P38"><text:soft-page-break/>Печатные формы</text:p>
      <text:p text:style-name="P38"/>
      <text:p text:style-name="P38">Бизнес-процессы:</text:p>
      <text:p text:style-name="P32">Согласование</text:p>
      <text:p text:style-name="P32">Утверждение</text:p>
      <text:p text:style-name="P32">Поручение</text:p>
      <text:p text:style-name="P17">Готовые маршруты</text:p>
      <text:p text:style-name="P38"/>
      <text:p text:style-name="P38">Ключевые возможности:</text:p>
      <text:p text:style-name="P38">Планирование предстоящих рабочих встреч</text:p>
      <text:p text:style-name="P38">Приглашение участников</text:p>
      <text:p text:style-name="P38">Ведение протоколов совещаний</text:p>
      <text:p text:style-name="P38">Формирование плана мероприятий по итогам встреч</text:p>
      <text:p text:style-name="P38">Назначение ответственных</text:p>
      <text:p text:style-name="P38">Контроль выполнения</text:p>
      <text:p text:style-name="P38">Создание связанных встреч</text:p>
      <text:p text:style-name="P58"/>
      <text:p text:style-name="P14">Уведомления по e-mail</text:p>
      <text:p text:style-name="P14">Мобильное приложение</text:p>
      <text:p text:style-name="P14">Интеграция с 1С и SAP</text:p>
      <text:p text:style-name="P37"/>
      <text:p text:style-name="P39">Решение позволит:</text:p>
      <text:p text:style-name="P66"><text:span text:style-name="T31">планировать предстоящие </text:span><text:span text:style-name="T32">встречи: проводить </text:span><text:span text:style-name="Strong_20_Emphasis"><text:span text:style-name="T35">подготовку и согласование повестки, определ</text:span></text:span><text:span text:style-name="Strong_20_Emphasis"><text:span text:style-name="T36">ять</text:span></text:span><text:span text:style-name="Strong_20_Emphasis"><text:span text:style-name="T35"> состав приглашенных, врем</text:span></text:span><text:span text:style-name="Strong_20_Emphasis"><text:span text:style-name="T36">я</text:span></text:span><text:span text:style-name="Strong_20_Emphasis"><text:span text:style-name="T35"> и мест</text:span></text:span><text:span text:style-name="Strong_20_Emphasis"><text:span text:style-name="T36">о</text:span></text:span><text:span text:style-name="Strong_20_Emphasis"><text:span text:style-name="T35">, своевременно оповещ</text:span></text:span><text:span text:style-name="Strong_20_Emphasis"><text:span text:style-name="T36">ать</text:span></text:span><text:span text:style-name="Strong_20_Emphasis"><text:span text:style-name="T35"> всех заинтересованных лиц, в том числе сотрудник</text:span></text:span><text:span text:style-name="Strong_20_Emphasis"><text:span text:style-name="T36">ов</text:span></text:span><text:span text:style-name="Strong_20_Emphasis"><text:span text:style-name="T35"> внешних организаций </text:span></text:span><text:span text:style-name="Strong_20_Emphasis"><text:span text:style-name="T36">(путем </text:span></text:span><text:span text:style-name="Strong_20_Emphasis"><text:span text:style-name="T35">рассылк</text:span></text:span><text:span text:style-name="Strong_20_Emphasis"><text:span text:style-name="T36">и</text:span></text:span><text:span text:style-name="Strong_20_Emphasis"><text:span text:style-name="T35"> электронных писем с приглашением</text:span></text:span><text:span text:style-name="Strong_20_Emphasis"><text:span text:style-name="T36">)</text:span></text:span></text:p>
      <text:p text:style-name="P67"><text:span text:style-name="T32">в</text:span><text:span text:style-name="T31">ести протоколы встреч, фиксировать принятые решения</text:span></text:p>
      <text:p text:style-name="P67"><text:span text:style-name="T31">ф</text:span><text:span text:style-name="T33">ормировать план мероприятий, </text:span><text:span text:style-name="T31">н</text:span><text:span text:style-name="T34">азначать ответственных, контролировать выполнени</text:span><text:span text:style-name="T31">е</text:span></text:p>
      <text:p text:style-name="P67"><text:span text:style-name="T31">к</text:span><text:span text:style-name="T34">онтролировать время сотрудников, перечень обсуждаемых вопросов</text:span></text:p>
      <text:p text:style-name="P68"><text:span text:style-name="T31">ф</text:span><text:span text:style-name="T34">ормировать новые </text:span><text:span text:style-name="T32">встречи</text:span><text:span text:style-name="T34"> на основе уже созданных, </text:span><text:span text:style-name="T31">со</text:span><text:span text:style-name="T34">здавать связанные </text:span><text:span text:style-name="T32">встречи</text:span></text:p>
      <text:p text:style-name="P37"/>
      <text:p text:style-name="P33"/>
      <text:p text:style-name="P63">Главное<office:annotation><dc:creator>&lt;анонимный&gt;</dc:creator><dc:date>2018-07-23T21:53:42.018986831</dc:date><text:p text:style-name="P90"><text:span text:style-name="T44">Разместить в Платформа — Преимущества</text:span></text:p><text:p text:style-name="P90"><text:span text:style-name="T44"/></text:p><text:p text:style-name="P90"><text:span text:style-name="T44">Сделать 1-м блоком, т. к. это самые главные преимущества для клиента!</text:span></text:p></office:annotation></text:p>
      <text:p text:style-name="P34"/>
      <text:p text:style-name="P34">Платформа Veda предназначена для быстрого создания автоматизированных бизнес-решений</text:p>
      <text:p text:style-name="P34"/>
      <text:p text:style-name="P35">Нет лицензий — <text:span text:style-name="T24">возможность подключения 100% сотрудников на старте</text:span></text:p>
      <text:p text:style-name="P35"/>
      <text:p text:style-name="P36">QuickWin — быстрое получение эффекта</text:p>
      <text:p text:style-name="P36"/>
      <text:p text:style-name="P36">Open-source — разумная стоимость владения</text:p>
      <text:p text:style-name="P36"/>
      <text:p text:style-name="P56">Российский разработчик — <text:span text:style-name="T28">Наша компания является разработчиком собственной платформы и приложений на ее основе</text:span></text:p>
      <text:p text:style-name="P57"/>
      <text:p text:style-name="P36">Отработанная методология внедрения - <text:span text:style-name="T27">з</text:span><text:span text:style-name="T25">а годы работы мы накопили </text:span><text:span text:style-name="T26">большой</text:span><text:span text:style-name="T25"> опыт в области электронного документооборота</text:span></text:p>
      <text:p text:style-name="P54"/>
      <text:p text:style-name="P55">Индивидуальные настройки - под любые задачи предприятия</text:p>
      <text:p text:style-name="P52"/>
      <text:p text:style-name="P53">Многоязычность интерфейса и вводимых данных</text:p>
      <text:p text:style-name="P53"/>
      <text:p text:style-name="P53">Возможность подключения к системе сторонних организаций и аффилированных лиц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7-23T22:55:23.973278888</dc:date>
    <meta:editing-duration>PT9H9M27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5" meta:paragraph-count="172" meta:word-count="847" meta:character-count="7017" meta:non-whitespace-character-count="6332"/>
  </office:meta>
</office:document-meta>
</file>